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dash" draw:stroke-dash="Dash_20_2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93%" text:enable-numbering="false" fo:text-indent="0cm" style:line-break="strict"/>
    </style:style>
    <style:style style:name="P4" style:family="paragraph">
      <style:paragraph-properties fo:margin-left="0cm" fo:margin-right="0cm" fo:line-height="93%" fo:text-align="center" text:enable-numbering="false" fo:text-indent="0cm" style:line-break="stric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000000" fo:language="en" fo:country="GB" fo:font-weight="bold"/>
    </style:style>
    <style:style style:name="T2" style:family="text">
      <style:text-properties fo:color="#000000" fo:language="en" fo:country="GB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5cm" svg:height="1.5cm" svg:x="4.101cm" svg:y="6.901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.501cm" svg:height="1.5cm" svg:x="13.899cm" svg:y="6.901cm">
          <text:p text:style-name="P5"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601cm" svg:y1="7.651cm" svg:x2="13.899cm" svg:y2="7.651cm" draw:start-shape="id1" draw:start-glue-point="1" draw:end-shape="id2" draw:end-glue-point="3">
          <text:p text:style-name="P5"/>
        </draw:connector>
        <draw:custom-shape draw:style-name="gr3" draw:text-style-name="P1" draw:layer="layout" svg:width="2.266cm" svg:height="0.983cm" svg:x="4cm" svg:y="1.001cm">
          <text:p text:style-name="P3"><text:span text:style-name="T1">Cli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849cm" svg:height="0.983cm" svg:x="13.899cm" svg:y="1.001cm">
          <text:p text:style-name="P3"><text:span text:style-name="T1">Serveur</text:span></text:p>
          <draw:enhanced-geometry svg:viewBox="0 0 21600 21600" draw:type="mso-spt202" draw:enhanced-path="M 0 0 L 21600 0 21600 21600 0 21600 0 0 Z N"/>
        </draw:custom-shape>
        <draw:line draw:style-name="gr4" draw:text-style-name="P2" draw:layer="layout" svg:x1="10.001cm" svg:y1="1.499cm" svg:x2="10.006cm" svg:y2="26.498cm">
          <text:p text:style-name="P5"/>
        </draw:line>
        <draw:custom-shape draw:style-name="gr5" draw:text-style-name="P1" draw:id="id3" draw:layer="layout" svg:width="2.5cm" svg:height="1.499cm" svg:x="4.101cm" svg:y="9.6cm">
          <text:p text:style-name="P4"><text:span text:style-name="T2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4" draw:layer="layout" svg:width="2.5cm" svg:height="1.499cm" svg:x="13.798cm" svg:y="9.6cm">
          <text:p text:style-name="P4"><text:span text:style-name="T2">SERIA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601cm" svg:y1="10.349cm" svg:x2="13.798cm" svg:y2="10.349cm" draw:start-shape="id3" draw:start-glue-point="1" draw:end-shape="id4" draw:end-glue-point="3">
          <text:p text:style-name="P5"/>
        </draw:connector>
        <draw:custom-shape draw:style-name="gr5" draw:text-style-name="P1" draw:id="id5" draw:layer="layout" svg:width="2.5cm" svg:height="1.499cm" svg:x="4.101cm" svg:y="12.299cm">
          <text:p text:style-name="P4"><text:span text:style-name="T2">JOI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3.798cm" svg:y1="10.349cm" svg:x2="6.954cm" svg:y2="12.585cm" draw:start-shape="id4" draw:start-glue-point="3">
          <text:p text:style-name="P5"/>
        </draw:connector>
        <draw:custom-shape draw:style-name="gr5" draw:text-style-name="P1" draw:layer="layout" svg:width="2.5cm" svg:height="1.499cm" svg:x="13.798cm" svg:y="12.299cm">
          <text:p text:style-name="P4"><text:span text:style-name="T2">TAB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601cm" svg:y1="13.048cm" svg:x2="13.802cm" svg:y2="12.951cm" draw:start-shape="id5" draw:start-glue-point="1">
          <text:p text:style-name="P5"/>
        </draw:connector>
        <draw:custom-shape draw:style-name="gr5" draw:text-style-name="P1" draw:layer="layout" svg:width="2.5cm" svg:height="1.499cm" svg:x="4.101cm" svg:y="15.399cm">
          <text:p text:style-name="P4"><text:span text:style-name="T2">SEA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3.798cm" svg:y1="12.951cm" svg:x2="6.756cm" svg:y2="15.99cm">
          <text:p text:style-name="P5"/>
        </draw:connector>
        <draw:connector draw:style-name="gr6" draw:text-style-name="P2" draw:layer="layout" draw:type="line" svg:x1="6.756cm" svg:y1="15.985cm" svg:x2="13.802cm" svg:y2="16.051cm">
          <text:p text:style-name="P5"/>
        </draw:connector>
        <draw:custom-shape draw:style-name="gr5" draw:text-style-name="P1" draw:layer="layout" svg:width="2.5cm" svg:height="1.499cm" svg:x="4.101cm" svg:y="18.402cm">
          <text:p text:style-name="P4"><text:span text:style-name="T2">PUSH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756cm" svg:y1="18.984cm" svg:x2="13.802cm" svg:y2="19.05cm">
          <text:p text:style-name="P5"/>
        </draw:connector>
        <draw:custom-shape draw:style-name="gr5" draw:text-style-name="P1" draw:layer="layout" svg:width="2.5cm" svg:height="1.5cm" svg:x="4.101cm" svg:y="21.4cm">
          <text:p text:style-name="P4"><text:span text:style-name="T2">SI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756cm" svg:y1="21.987cm" svg:x2="13.802cm" svg:y2="22.053cm">
          <text:p text:style-name="P5"/>
        </draw:connector>
        <draw:custom-shape draw:style-name="gr1" draw:text-style-name="P1" draw:layer="layout" svg:width="2.501cm" svg:height="1.5cm" svg:x="13.899cm" svg:y="15.2cm">
          <text:p text:style-name="P5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02cm" svg:y1="24.602cm" svg:x2="18.9cm" svg:y2="24.606cm">
          <text:p text:style-name="P5"/>
        </draw:line>
        <draw:custom-shape draw:style-name="gr7" draw:text-style-name="P1" draw:layer="layout" svg:width="14.402cm" svg:height="1.715cm" svg:x="4.101cm" svg:y="2.999cm">
          <text:p text:style-name="P3"><text:span text:style-name="T1">Minimum needed exchanges before player can start playing at a tabl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9cm" svg:x="3.074cm" svg:y="2.258cm" draw:page-number="1"/>
          <draw:frame presentation:style-name="pr1" draw:text-style-name="P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1" draw:layer="layout" svg:width="2.703cm" svg:height="1.314cm" svg:x="5.001cm" svg:y="4.225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72cm" svg:height="1.314cm" svg:x="7.616cm" svg:y="13.498cm">
          <text:p text:style-name="P4"><text:span text:style-name="T2">TIMEOUT_NOTICE / W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3.96cm" svg:height="1.314cm" svg:x="5.38cm" svg:y="8.162cm">
          <text:p text:style-name="P4"><text:span text:style-name="T2">Player_chip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34cm" svg:y1="8.819cm" svg:x2="15.54cm" svg:y2="8.824cm" draw:start-shape="id6" draw:start-glue-point="1">
          <text:p text:style-name="P5"/>
        </draw:connector>
        <draw:custom-shape draw:style-name="gr5" draw:text-style-name="P1" draw:id="id7" draw:layer="layout" svg:width="3.788cm" svg:height="1.314cm" svg:x="5.38cm" svg:y="15.425cm">
          <text:p text:style-name="P4"><text:span text:style-name="T2">self_i_posi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496cm" svg:height="1.314cm" svg:x="15.368cm" svg:y="15.425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168cm" svg:y1="16.082cm" svg:x2="15.368cm" svg:y2="15.994cm" draw:start-shape="id7" draw:start-glue-point="1">
          <text:p text:style-name="P5"/>
        </draw:connector>
        <draw:custom-shape draw:style-name="gr5" draw:text-style-name="P1" draw:layer="layout" svg:width="2.5cm" svg:height="1.314cm" svg:x="6.668cm" svg:y="18.137cm">
          <text:p text:style-name="P4"><text:span text:style-name="T2">ROUND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5.363cm" svg:y1="15.994cm" svg:x2="9.3cm" svg:y2="18.653cm">
          <text:p text:style-name="P5"/>
        </draw:connector>
        <draw:connector draw:style-name="gr6" draw:text-style-name="P2" draw:layer="layout" draw:type="line" svg:x1="9.3cm" svg:y1="18.649cm" svg:x2="15.386cm" svg:y2="18.671cm">
          <text:p text:style-name="P5"/>
        </draw:connector>
        <draw:custom-shape draw:style-name="gr7" draw:text-style-name="P1" draw:layer="layout" svg:width="14.402cm" svg:height="0.984cm" svg:x="4.101cm" svg:y="0.701cm">
          <text:p text:style-name="P3"><text:span text:style-name="T1">Exchanges for one ROUND of POKER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id="id8" draw:layer="layout" svg:width="3.016cm" svg:height="3.589cm" svg:x="7.704cm" svg:y="2.999cm">
          <text:p text:style-name="P4"><text:span text:style-name="T2">Call</text:span></text:p>
          <text:p text:style-name="P4"><text:span text:style-name="T2">Check</text:span></text:p>
          <text:p text:style-name="P4"><text:span text:style-name="T2">Raise</text:span></text:p>
          <text:p text:style-name="P4"><text:span text:style-name="T2">Fold</text:span></text:p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0.72cm" svg:y1="4.793cm" svg:x2="16.021cm" svg:y2="4.802cm" draw:start-shape="id8" draw:start-glue-point="1">
          <text:p text:style-name="P5"/>
        </draw:connector>
        <draw:custom-shape draw:style-name="gr7" draw:text-style-name="P1" draw:layer="layout" svg:width="8.409cm" svg:height="1.676cm" svg:x="10.05cm" svg:y="2.765cm">
          <text:p text:style-name="P4"><text:span text:style-name="T2">ID &amp; Amount in case of 'Raise'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394cm" svg:height="0.966cm" svg:x="9.512cm" svg:y="7.898cm">
          <text:p text:style-name="P3"><text:span text:style-name="T2">money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id="id9" draw:layer="layout" svg:width="3.96cm" svg:height="1.314cm" svg:x="5.38cm" svg:y="10.173cm">
          <text:p text:style-name="P4"><text:span text:style-name="T2">posit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34cm" svg:y1="10.83cm" svg:x2="15.54cm" svg:y2="10.835cm" draw:start-shape="id9" draw:start-glue-point="1">
          <text:p text:style-name="P5"/>
        </draw:connector>
        <draw:custom-shape draw:style-name="gr7" draw:text-style-name="P1" draw:layer="layout" svg:width="1.384cm" svg:height="0.966cm" svg:x="9.512cm" svg:y="9.913cm">
          <text:p text:style-name="P3"><text:span text:style-name="T2">bet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id="id10" draw:layer="layout" svg:width="3.96cm" svg:height="1.314cm" svg:x="5.38cm" svg:y="11.924cm">
          <text:p text:style-name="P4"><text:span text:style-name="T2">p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34cm" svg:y1="12.581cm" svg:x2="15.54cm" svg:y2="12.585cm" draw:start-shape="id10" draw:start-glue-point="1">
          <text:p text:style-name="P5"/>
        </draw:connector>
        <draw:custom-shape draw:style-name="gr8" draw:text-style-name="P1" draw:layer="layout" svg:width="15.5cm" svg:height="17.502cm" svg:x="4cm" svg:y="2.999cm">
          <text:p text:style-name="P5"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5cm" svg:height="17.503cm" svg:x="0.3cm" svg:y="4.599cm">
          <text:p text:style-name="P5"/>
          <draw:enhanced-geometry svg:viewBox="0 0 21600 21600" draw:text-areas="0 0 21600 21600" draw:type="circular-arrow" draw:modifiers="44.6243438720703 -122.543823242188 6957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-17171/11520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6659/-13824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id="id11" draw:layer="layout" svg:width="2.5cm" svg:height="1.314cm" svg:x="6.668cm" svg:y="23.138cm">
          <text:p text:style-name="P4"><text:span text:style-name="T2">WI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168cm" svg:y1="23.795cm" svg:x2="15.386cm" svg:y2="23.671cm" draw:start-shape="id11" draw:start-glue-point="1">
          <text:p text:style-name="P5"/>
        </draw:connector>
        <draw:custom-shape draw:style-name="gr7" draw:text-style-name="P1" draw:layer="layout" svg:width="6.5cm" svg:height="2.39cm" svg:x="9.102cm" svg:y="21.502cm">
          <text:p text:style-name="P3"><text:span text:style-name="T2">Serial</text:span></text:p>
          <text:p text:style-name="P3"><text:span text:style-name="T2">Winning players + shar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9cm" svg:x="3.074cm" svg:y="2.258cm" draw:page-number="2"/>
          <draw:frame presentation:style-name="pr1" draw:text-style-name="P5" draw:layer="layout" svg:width="16.797cm" svg:height="13.363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family-complex="'MS Gothic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line-break="strict"/>
    </style:style>
    <style:style style:name="P4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5%" fo:text-align="center" text:enable-numbering="false" fo:text-indent="0cm" style:line-break="strict"/>
    </style:style>
    <style:style style:name="P6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5%" fo:text-align="end" text:enable-numbering="false" fo:text-indent="0cm" style:line-break="strict"/>
    </style:style>
    <style:style style:name="P8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4.008cm" svg:height="5.344cm" svg:x="3.77cm" svg:y="4.158cm" draw:page-number="1"/>
      <draw:page-thumbnail draw:layer="backgroundobjects" svg:width="4.008cm" svg:height="5.344cm" svg:x="13.22cm" svg:y="4.158cm" draw:page-number="2"/>
      <draw:page-thumbnail draw:layer="backgroundobjects" svg:width="4.008cm" svg:height="5.344cm" svg:x="3.77cm" svg:y="12.177cm"/>
      <draw:page-thumbnail draw:layer="backgroundobjects" svg:width="4.008cm" svg:height="5.344cm" svg:x="13.22cm" svg:y="12.177cm"/>
      <draw:page-thumbnail draw:layer="backgroundobjects" svg:width="4.008cm" svg:height="5.344cm" svg:x="3.77cm" svg:y="20.196cm"/>
      <draw:page-thumbnail draw:layer="backgroundobjects" svg:width="4.008cm" svg:height="5.344cm" svg:x="13.22cm" svg:y="20.196cm"/>
      <draw:frame draw:style-name="gr1" draw:text-style-name="P1" draw:layer="backgroundobjects" svg:width="9.112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8.895cm" svg:height="4.671cm" svg:x="1.049cm" svg:y="1.116cm" presentation:class="title" presentation:placeholder="true">
        <draw:text-box/>
      </draw:frame>
      <draw:frame presentation:style-name="Default-outline1" draw:layer="backgroundobjects" svg:width="18.895cm" svg:height="18.478cm" svg:x="1.049cm" svg:y="6.552cm" presentation:class="outline" presentation:placeholder="true">
        <draw:text-box/>
      </draw:frame>
      <draw:frame presentation:style-name="pr1" draw:text-style-name="P4" draw:layer="backgroundobjects" svg:width="4.89cm" svg:height="1.928cm" svg:x="1.05cm" svg:y="25.505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6.655cm" svg:height="1.928cm" svg:x="7.182cm" svg:y="25.505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4.891cm" svg:height="1.928cm" svg:x="15.058cm" svg:y="25.505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21cm" svg:height="29.7cm" svg:x="0cm" svg:y="0cm">
          <text:p/>
        </draw:rect>
        <draw:page-thumbnail presentation:style-name="Default-title" draw:layer="backgroundobjects" svg:width="14.843cm" svg:height="11.135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4" draw:layer="backgroundobjects" svg:width="9.11cm" svg:height="1.483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111cm" svg:height="1.483cm" svg:x="11.883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11cm" svg:height="1.483cm" svg:x="0cm" svg:y="28.212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111cm" svg:height="1.483cm" svg:x="11.883cm" svg:y="28.212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print-date>2006-09-18T13:29:56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